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E0000001EA72249498938F7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5.1571in" svg:y="0.3535in" svg:width="0.5547in" svg:height="0.5547in" draw:z-index="0"><draw:image xlink:href="Pictures/100000000000001E0000001EA72249498938F715.png" xlink:type="simple" xlink:show="embed" xlink:actuate="onLoad"/></draw:frame><draw:frame draw:style-name="fr1" draw:name="Image2" text:anchor-type="paragraph" svg:x="4.172in" svg:y="0.3626in" svg:width="0.5547in" svg:height="0.5547in" draw:z-index="1"><draw:image xlink:href="Pictures/100000000000001E0000001EA72249498938F715.png" xlink:type="simple" xlink:show="embed" xlink:actuate="onLoad"/></draw:frame><draw:frame draw:style-name="fr1" draw:name="Image3" text:anchor-type="paragraph" svg:x="3.0311in" svg:y="0.372in" svg:width="0.5547in" svg:height="0.5547in" draw:z-index="2"><draw:image xlink:href="Pictures/100000000000001E0000001EA72249498938F715.png" xlink:type="simple" xlink:show="embed" xlink:actuate="onLoad"/></draw:frame><draw:frame draw:style-name="fr1" draw:name="Image4" text:anchor-type="paragraph" svg:x="1.8382in" svg:y="0.3728in" svg:width="0.5547in" svg:height="0.5547in" draw:z-index="3"><draw:image xlink:href="Pictures/100000000000001E0000001EA72249498938F715.png" xlink:type="simple" xlink:show="embed" xlink:actuate="onLoad"/></draw:frame><draw:frame draw:style-name="fr1" draw:name="Image5" text:anchor-type="paragraph" svg:x="0.5638in" svg:y="0.3634in" svg:width="0.5547in" svg:height="0.5547in" draw:z-index="4"><draw:image xlink:href="Pictures/100000000000001E0000001EA72249498938F715.png" xlink:type="simple" xlink:show="embed" xlink:actuate="onLoad"/></draw:frame><draw:frame draw:style-name="fr1" draw:name="Image6" text:anchor-type="paragraph" svg:x="3.8402in" svg:y="1.5181in" svg:width="0.5547in" svg:height="0.5547in" draw:z-index="5"><draw:image xlink:href="Pictures/100000000000001E0000001EA72249498938F715.png" xlink:type="simple" xlink:show="embed" xlink:actuate="onLoad"/></draw:frame><draw:frame draw:style-name="fr1" draw:name="Image7" text:anchor-type="paragraph" svg:x="2.472in" svg:y="1.528in" svg:width="0.5547in" svg:height="0.5547in" draw:z-index="6"><draw:image xlink:href="Pictures/100000000000001E0000001EA72249498938F715.png" xlink:type="simple" xlink:show="embed" xlink:actuate="onLoad"/></draw:frame><draw:frame draw:style-name="fr1" draw:name="Image8" text:anchor-type="paragraph" svg:x="1.0138in" svg:y="1.5134in" svg:width="0.5547in" svg:height="0.5547in" draw:z-index="7"><draw:image xlink:href="Pictures/100000000000001E0000001EA72249498938F715.png" xlink:type="simple" xlink:show="embed" xlink:actuate="onLoad"/></draw:frame><draw:frame draw:style-name="fr1" draw:name="Image9" text:anchor-type="paragraph" svg:x="5.2236in" svg:y="1.4945in" svg:width="0.5547in" svg:height="0.5547in" draw:z-index="8"><draw:image xlink:href="Pictures/100000000000001E0000001EA72249498938F7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39:09.687863500</meta:creation-date>
    <meta:print-date>2017-04-19T14:37:18.768561857</meta:print-date>
    <dc:date>2018-08-02T15:55:01.623131088</dc:date>
    <meta:editing-duration>PT16H36M26S</meta:editing-duration>
    <meta:editing-cycles>6</meta:editing-cycles>
    <meta:generator>LibreOffice/5.1.6.2$Linux_X86_64 LibreOffice_project/10m0$Build-2</meta:generator>
    <meta:document-statistic meta:table-count="0" meta:image-count="9" meta:object-count="0" meta:page-count="1" meta:paragraph-count="0" meta:word-count="0" meta:character-count="0" meta:non-whitespace-character-count="0"/>
  </office:meta>
</office:document-meta>
</file>